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gingPojo.onMessageExchange( MessageExchange exchang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">
            <text:p text:style-name="Table_20_Contents">7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LoggingPojo.setSourceTransformer( SourceTransformer source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Pojo.display( MessageExchange exchange , String msg , StringBuffer sb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">
            <text:p text:style-name="Table_20_Contents">5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LoggingPojo.getMaxMsgDisplay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Pojo.get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Pojo.getSource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Pojo.setLog( Log 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Pojo.setMaxMsgDisplaySize( int maxMsgDisplay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